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402in"/>
    </style:style>
    <style:style style:name="co7" style:family="table-column">
      <style:table-column-properties fo:break-before="auto" style:column-width="2.3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Übung</text:p>
          </table:table-cell>
          <table:table-cell office:value-type="string">
            <text:p>Gruppe</text:p>
          </table:table-cell>
          <table:table-cell office:value-type="string">
            <text:p>Daten/Verzeichnis</text:p>
          </table:table-cell>
          <table:table-cell office:value-type="string">
            <text:p>Aufgabe1</text:p>
          </table:table-cell>
          <table:table-cell office:value-type="string">
            <text:p>Punkte A1</text:p>
          </table:table-cell>
          <table:table-cell office:value-type="string">
            <text:p>Aufgabe 2</text:p>
          </table:table-cell>
          <table:table-cell office:value-type="string">
            <text:p>Punkte A2</text:p>
          </table:table-cell>
          <table:table-cell office:value-type="string">
            <text:p>Aufgabe 3</text:p>
          </table:table-cell>
          <table:table-cell office:value-type="string">
            <text:p>Punkte A3</text:p>
          </table:table-cell>
          <table:table-cell office:value-type="string">
            <text:p>Aufgabe 4</text:p>
          </table:table-cell>
          <table:table-cell office:value-type="string">
            <text:p>Punkte A4</text:p>
          </table:table-cell>
          <table:table-cell office:value-type="string">
            <text:p>Sum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01</text:p>
          </table:table-cell>
          <table:table-cell office:value-type="string">
            <text:p>OK/OK</text:p>
          </table:table-cell>
          <table:table-cell office:value-type="string">
            <text:p>Was ist der Unterschied zwischen Zeile/Spalte?</text:p>
          </table:table-cell>
          <table:table-cell office:value-type="float" office:value="3.5">
            <text:p>3.5</text:p>
          </table:table-cell>
          <table:table-cell office:value-type="string">
            <text:p>Baut.</text:p>
          </table:table-cell>
          <table:table-cell office:value-type="float" office:value="4.25">
            <text:p>4.25</text:p>
          </table:table-cell>
          <table:table-cell/>
          <table:table-cell/>
          <table:table-cell/>
          <table:table-cell/>
          <table:table-cell table:formula="of:=SUM([.E2];[.G2];[.I2];[.K2])" office:value-type="float" office:value="7.75">
            <text:p>7.7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02</text:p>
          </table:table-cell>
          <table:table-cell office:value-type="string">
            <text:p>Zusätzlicher Unterstrich in Dateinamen, kein Unterordner im Archi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aut.</text:p>
          </table:table-cell>
          <table:table-cell office:value-type="float" office:value="5">
            <text:p>5</text:p>
          </table:table-cell>
          <table:table-cell/>
          <table:table-cell/>
          <table:table-cell/>
          <table:table-cell/>
          <table:table-cell table:formula="of:=SUM([.E3];[.G3];[.I3];[.K3])" office:value-type="float" office:value="9">
            <text:p>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03</text:p>
          </table:table-cell>
          <table:table-cell office:value-type="string">
            <text:p>verzeichnis fehlt, name des PDF falsch</text:p>
          </table:table-cell>
          <table:table-cell office:value-type="string">
            <text:p>Unterschied slash/backslash? / ist Argument für ls. &lt; Operator nicht verstanden. </text:p>
          </table:table-cell>
          <table:table-cell office:value-type="float" office:value="2">
            <text:p>2</text:p>
          </table:table-cell>
          <table:table-cell office:value-type="string">
            <text:p>Baut. 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 table:formula="of:=SUM([.E4];[.G4];[.I4];[.K4])" office:value-type="float" office:value="6">
            <text:p>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04</text:p>
          </table:table-cell>
          <table:table-cell office:value-type="string">
            <text:p>OK/OK</text:p>
          </table:table-cell>
          <table:table-cell office:value-type="string">
            <text:p>bit vs byte</text:p>
          </table:table-cell>
          <table:table-cell office:value-type="float" office:value="3.5">
            <text:p>3.5</text:p>
          </table:table-cell>
          <table:table-cell office:value-type="string">
            <text:p>Baut. </text:p>
          </table:table-cell>
          <table:table-cell table:style-name="ce1" office:value-type="float" office:value="5.5">
            <text:p>5.5</text:p>
          </table:table-cell>
          <table:table-cell/>
          <table:table-cell/>
          <table:table-cell/>
          <table:table-cell/>
          <table:table-cell table:formula="of:=SUM([.E5];[.G5];[.I5];[.K5])" office:value-type="float" office:value="9">
            <text:p>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05</text:p>
          </table:table-cell>
          <table:table-cell office:value-type="string">
            <text:p>OK/OK</text:p>
          </table:table-cell>
          <table:table-cell office:value-type="string">
            <text:p>bit vs byte</text:p>
          </table:table-cell>
          <table:table-cell office:value-type="float" office:value="3.5">
            <text:p>3.5</text:p>
          </table:table-cell>
          <table:table-cell office:value-type="string">
            <text:p>Baut. </text:p>
          </table:table-cell>
          <table:table-cell office:value-type="float" office:value="5.5">
            <text:p>5.5</text:p>
          </table:table-cell>
          <table:table-cell/>
          <table:table-cell/>
          <table:table-cell/>
          <table:table-cell/>
          <table:table-cell table:formula="of:=SUM([.E6];[.G6];[.I6];[.K6])" office:value-type="float" office:value="9">
            <text:p>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06</text:p>
          </table:table-cell>
          <table:table-cell office:value-type="string">
            <text:p>OK, Unnötige Unterverzeichnisse</text:p>
          </table:table-cell>
          <table:table-cell office:value-type="string">
            <text:p>&gt;&gt;-Operator unsauber erklärt, Erklärung von ls -l / sehr kurz. Bit vs byte, sort wird zuletzt ausgeführt.</text:p>
          </table:table-cell>
          <table:table-cell office:value-type="float" office:value="3.5">
            <text:p>3.5</text:p>
          </table:table-cell>
          <table:table-cell office:value-type="string">
            <text:p>Baut. </text:p>
          </table:table-cell>
          <table:table-cell office:value-type="float" office:value="4.5">
            <text:p>4.5</text:p>
          </table:table-cell>
          <table:table-cell/>
          <table:table-cell/>
          <table:table-cell/>
          <table:table-cell/>
          <table:table-cell table:formula="of:=SUM([.E7];[.G7];[.I7];[.K7])"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07</text:p>
          </table:table-cell>
          <table:table-cell office:value-type="string">
            <text:p>Dateiname falsch, kein Unterverzeichnis im Archiv, kein Quelltext zu Aufgabe2, Umlaute in Dateinamen</text:p>
          </table:table-cell>
          <table:table-cell office:value-type="string">
            <text:p>Unsauber beschrieben, schlechte Grammatik. Unterschied Zeile/Spalte nicht verstanden. Inhalt von Wurzel wird nicht als Eingabe für Befehlskette gesehen.</text:p>
          </table:table-cell>
          <table:table-cell office:value-type="float" office:value="2">
            <text:p>2</text:p>
          </table:table-cell>
          <table:table-cell office:value-type="string">
            <text:p>Nicht bearbeitet.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 table:formula="of:=SUM([.E8];[.G8];[.I8];[.K8])"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08</text:p>
          </table:table-cell>
          <table:table-cell office:value-type="string">
            <text:p>OK/OK</text:p>
          </table:table-cell>
          <table:table-cell office:value-type="string">
            <text:p>tail -n +3 nicht verstanden</text:p>
          </table:table-cell>
          <table:table-cell office:value-type="float" office:value="3.5">
            <text:p>3.5</text:p>
          </table:table-cell>
          <table:table-cell office:value-type="string">
            <text:p>Baut. </text:p>
          </table:table-cell>
          <table:table-cell office:value-type="float" office:value="5">
            <text:p>5</text:p>
          </table:table-cell>
          <table:table-cell/>
          <table:table-cell/>
          <table:table-cell/>
          <table:table-cell/>
          <table:table-cell table:formula="of:=SUM([.E9];[.G9];[.I9];[.K9])" office:value-type="float" office:value="8.5">
            <text:p>8.5</text:p>
          </table:table-cell>
        </table:table-row>
        <table:table-row table:style-name="ro2" table:number-rows-repeated="1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1-18T11:31:03</dc:date>
    <meta:editing-duration>PT2H28M36S</meta:editing-duration>
    <meta:editing-cycles>30</meta:editing-cycles>
    <meta:generator>LibreOffice/3.5$Linux_X86_64 LibreOffice_project/350m1$Build-2</meta:generator>
    <dc:creator>Bingo </dc:creator>
    <meta:document-statistic meta:table-count="1" meta:cell-count="91" meta:object-count="0"/>
  </office:meta>
</office:document-meta>
</file>